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style:paragraph-properties fo:text-align="start"/>
      <style:text-properties fo:font-size="10pt" style:font-size-asian="18pt" style:font-size-complex="18pt"/>
    </style:style>
    <style:style style:name="P7" style:family="paragraph">
      <style:text-properties fo:font-size="10pt" style:font-size-asian="18pt" style:font-size-complex="18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cm" svg:height="2.6cm" svg:x="2.336cm" svg:y="3.698cm">
          <text:p text:style-name="P1"><text:span text:style-name="T1">cycleComple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86cm" svg:y1="6.298cm" svg:x2="3.65cm" svg:y2="8cm" draw:start-shape="id1" draw:start-glue-point="6" draw:end-shape="id2" draw:end-glue-point="0" svg:d="M3686 6298l-36 1702" svg:viewBox="0 0 37 1703">
          <text:p text:style-name="P4"><text:span text:style-name="T1"/></text:p>
        </draw:connector>
        <draw:custom-shape draw:style-name="gr1" draw:text-style-name="P2" xml:id="id2" draw:id="id2" draw:layer="layout" svg:width="2.3cm" svg:height="1.5cm" svg:x="2.5cm" svg:y="8cm">
          <text:p text:style-name="P1"><text:span text:style-name="T1">Send</text:span></text:p>
          <text:p text:style-name="P1"><text:span text:style-name="T1">Ack/Na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3cm" svg:height="1.7cm" svg:x="7.858cm" svg:y="4.137cm">
          <text:p text:style-name="P1"><text:span text:style-name="T1">Send Data</text:span></text:p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.7cm" svg:y1="5cm" svg:x2="7.858cm" svg:y2="4.987cm" draw:end-shape="id3" draw:end-glue-point="3" svg:d="M3700 5000l4158-13" svg:viewBox="0 0 4159 14">
          <text:p text:style-name="P4"><text:span text:style-name="T1"/></text:p>
          <text:p text:style-name="P1"><text:span text:style-name="T1"/></text:p>
        </draw:connector>
        <draw:connector draw:style-name="gr3" draw:text-style-name="P1" draw:layer="layout" draw:type="line" svg:x1="10.158cm" svg:y1="4.987cm" svg:x2="15.559cm" svg:y2="4.936cm" draw:start-shape="id3" draw:start-glue-point="1" draw:end-shape="id4" draw:end-glue-point="3" svg:d="M10158 4987l5401-51" svg:viewBox="0 0 5402 52">
          <text:p/>
        </draw:connector>
        <draw:custom-shape draw:style-name="gr1" draw:text-style-name="P2" xml:id="id5" draw:id="id5" draw:layer="layout" svg:width="2.7cm" svg:height="2.6cm" svg:x="14.267cm" svg:y="6.9cm">
          <text:p text:style-name="P1"><text:span text:style-name="T1">Message</text:span></text:p>
          <text:p text:style-name="P1"><text:span text:style-name="T1">Character</text:span></text:p>
          <text:p text:style-name="P1"><text:span text:style-name="T1">Recei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15.559cm" svg:y1="4.936cm" svg:x2="15.617cm" svg:y2="6.9cm" draw:start-shape="id4" draw:start-glue-point="3" draw:end-shape="id5" draw:end-glue-point="4" svg:d="M15559 4936l58 1964" svg:viewBox="0 0 59 1965">
          <text:p/>
        </draw:connector>
        <draw:connector draw:style-name="gr3" draw:text-style-name="P3" draw:layer="layout" draw:type="line" svg:x1="15.617cm" svg:y1="9.5cm" svg:x2="15.65cm" svg:y2="10.34cm" draw:start-shape="id5" draw:start-glue-point="6" draw:end-shape="id6" draw:end-glue-point="4" svg:d="M15617 9500l33 840" svg:viewBox="0 0 34 841">
          <text:p/>
        </draw:connector>
        <draw:custom-shape draw:style-name="gr1" draw:text-style-name="P2" xml:id="id6" draw:id="id6" draw:layer="layout" svg:width="2.7cm" svg:height="2.6cm" svg:x="14.3cm" svg:y="10.34cm">
          <text:p text:style-name="P1"><text:span text:style-name="T1">Timeou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2.7cm" svg:height="2.6cm" svg:x="10.5cm" svg:y="6.9cm">
          <text:p text:style-name="P1"><text:span text:style-name="T1">Message</text:span></text:p>
          <text:p text:style-name="P1"><text:span text:style-name="T1">Comple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1" draw:id="id11" draw:layer="layout" svg:width="2.7cm" svg:height="2.6cm" svg:x="10.607cm" svg:y="20.815cm">
          <text:p text:style-name="P1"><text:span text:style-name="T1">Bad Status</text:span></text:p>
          <text:p text:style-name="P1"><text:span text:style-name="T1">Fr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5" draw:layer="layout" draw:type="line" svg:x1="11.85cm" svg:y1="9.5cm" svg:x2="11.937cm" svg:y2="16.815cm" draw:start-shape="id7" draw:start-glue-point="6" draw:end-shape="id8" draw:end-glue-point="4" svg:d="M11850 9500l87 7315" svg:viewBox="0 0 88 7316">
          <text:p text:style-name="P1"><text:span text:style-name="T2"><text:s text:c="3"/></text:span></text:p>
        </draw:connector>
        <draw:connector draw:style-name="gr2" draw:text-style-name="P5" draw:layer="layout" draw:type="line" svg:x1="14.267cm" svg:y1="8.2cm" svg:x2="13.094cm" svg:y2="8.2cm" draw:start-shape="id5" draw:start-glue-point="5" svg:d="M14267 8200h-1173" svg:viewBox="0 0 1174 1">
          <text:p text:style-name="P1"><text:span text:style-name="T2">Y</text:span></text:p>
          <text:p text:style-name="P1"><text:span text:style-name="T2"/></text:p>
        </draw:connector>
        <draw:custom-shape draw:style-name="gr1" draw:text-style-name="P2" xml:id="id9" draw:id="id9" draw:layer="layout" svg:width="2.7cm" svg:height="2.6cm" svg:x="6.694cm" svg:y="6.9cm">
          <text:p text:style-name="P1"><text:span text:style-name="T1">Data</text:span></text:p>
          <text:p text:style-name="P1"><text:span text:style-name="T1">Pack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0" draw:id="id10" draw:layer="layout" svg:width="2.7cm" svg:height="2.6cm" svg:x="6.726cm" svg:y="13.962cm">
          <text:p text:style-name="P1"><text:span text:style-name="T1">Status</text:span></text:p>
          <text:p text:style-name="P1"><text:span text:style-name="T1">Fr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6" draw:layer="layout" draw:type="line" svg:x1="8.044cm" svg:y1="9.5cm" svg:x2="8.076cm" svg:y2="13.962cm" draw:start-shape="id9" draw:start-glue-point="6" draw:end-shape="id10" draw:end-glue-point="4" svg:d="M8044 9500l32 4462" svg:viewBox="0 0 33 4463">
          <text:p text:style-name="P4"><text:span text:style-name="T2"/></text:p>
        </draw:connector>
        <draw:connector draw:style-name="gr2" draw:text-style-name="P5" draw:layer="layout" draw:type="line" svg:x1="10.5cm" svg:y1="8.2cm" svg:x2="9.394cm" svg:y2="8.2cm" draw:start-shape="id7" draw:start-glue-point="5" draw:end-shape="id9" draw:end-glue-point="7" svg:d="M10500 8200h-1106" svg:viewBox="0 0 1107 1">
          <text:p text:style-name="P1"><text:span text:style-name="T2">Y</text:span></text:p>
          <text:p text:style-name="P1"><text:span text:style-name="T2"/></text:p>
        </draw:connector>
        <draw:connector draw:style-name="gr2" draw:text-style-name="P5" draw:layer="layout" draw:type="line" svg:x1="6.726cm" svg:y1="15.262cm" svg:x2="5.732cm" svg:y2="15.268cm" draw:start-shape="id10" draw:start-glue-point="5" svg:d="M6726 15262l-994 6" svg:viewBox="0 0 995 7">
          <text:p text:style-name="P1"><text:span text:style-name="T2"><text:s text:c="3"/></text:span><text:span text:style-name="T2">Y</text:span></text:p>
          <text:p text:style-name="P1"><text:span text:style-name="T2"/></text:p>
        </draw:connector>
        <draw:connector draw:style-name="gr2" draw:text-style-name="P5" draw:layer="layout" draw:type="line" svg:x1="10.607cm" svg:y1="22.115cm" svg:x2="5.752cm" svg:y2="22.1cm" draw:start-shape="id11" draw:start-glue-point="5" svg:d="M10607 22115l-4855-15" svg:viewBox="0 0 4856 16">
          <text:p text:style-name="P1"><text:span text:style-name="T2"/></text:p>
          <text:p text:style-name="P1"><text:span text:style-name="T2"/></text:p>
        </draw:connector>
        <draw:connector draw:style-name="gr2" draw:text-style-name="P5" xml:id="id4" draw:id="id4" draw:layer="layout" draw:line-skew="-0.1cm" svg:x1="17cm" svg:y1="11.64cm" svg:x2="15.559cm" svg:y2="4.936cm" draw:start-shape="id6" draw:start-glue-point="7" svg:d="M17000 11640h402v-6704h-1843" svg:viewBox="0 0 1844 6705">
          <text:p text:style-name="P1"><text:span text:style-name="T2"><text:s text:c="8"/></text:span></text:p>
        </draw:connector>
        <draw:custom-shape draw:style-name="gr1" draw:text-style-name="P2" xml:id="id12" draw:id="id12" draw:layer="layout" svg:width="4.4cm" svg:height="2.6cm" svg:x="3.5cm" svg:y="25cm">
          <text:p text:style-name="P1"><text:span text:style-name="T1">Process</text:span></text:p>
          <text:p text:style-name="P1"><text:span text:style-name="T1">Message</text:span></text:p>
          <text:p text:style-name="P1"><text:span text:style-name="T1">(separate flowchart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line-skew="10.799cm" svg:x1="7.9cm" svg:y1="26.3cm" svg:x2="3.685cm" svg:y2="2.615cm" draw:start-shape="id12" draw:start-glue-point="1" draw:end-shape="id13" draw:end-glue-point="3" svg:d="M7900 26300h11300v-23685h-15515" svg:viewBox="0 0 15516 23686">
          <text:p/>
        </draw:connector>
        <draw:connector draw:style-name="gr3" draw:text-style-name="P5" draw:layer="layout" svg:x1="6.694cm" svg:y1="8.2cm" svg:x2="5.7cm" svg:y2="25cm" draw:start-shape="id9" draw:start-glue-point="5" draw:end-shape="id12" svg:d="M6694 8200h-994v16800" svg:viewBox="0 0 995 16801">
          <text:p/>
        </draw:connector>
        <draw:connector draw:style-name="gr2" draw:text-style-name="P5" draw:layer="layout" draw:type="line" svg:x1="13.307cm" svg:y1="22.115cm" svg:x2="19.23cm" svg:y2="22.102cm" draw:start-shape="id11" draw:start-glue-point="7" svg:d="M13307 22115l5923-13" svg:viewBox="0 0 5924 14">
          <text:p text:style-name="P1"><text:span text:style-name="T2"><text:s text:c="14"/></text:span></text:p>
          <text:p text:style-name="P1"><text:span text:style-name="T2"/></text:p>
        </draw:connector>
        <draw:connector draw:style-name="gr2" draw:text-style-name="P5" draw:layer="layout" draw:type="line" svg:x1="9.426cm" svg:y1="15.262cm" svg:x2="19.23cm" svg:y2="15.359cm" draw:start-shape="id10" draw:start-glue-point="7" svg:d="M9426 15262l9804 97" svg:viewBox="0 0 9805 98">
          <text:p text:style-name="P1"><text:span text:style-name="T2"/></text:p>
          <text:p text:style-name="P1"><text:span text:style-name="T2"/></text:p>
        </draw:connector>
        <draw:frame draw:style-name="gr4" draw:text-style-name="P7" draw:layer="layout" svg:width="4.871cm" svg:height="0.649cm" svg:x="10.3cm" svg:y="5.2cm">
          <draw:text-box>
            <text:p><text:span text:style-name="T2">Expect ACK/NAK Response</text:span></text:p>
          </draw:text-box>
        </draw:frame>
        <draw:connector draw:style-name="gr2" draw:text-style-name="P5" draw:layer="layout" svg:x1="15.632cm" svg:y1="12.9cm" svg:x2="19.182cm" svg:y2="13.449cm" svg:d="M15632 12900v526h3550v23" svg:viewBox="0 0 3551 550">
          <text:p text:style-name="P1"><text:span text:style-name="T2">Y</text:span></text:p>
        </draw:connector>
        <draw:frame draw:style-name="gr4" draw:text-style-name="P7" draw:layer="layout" svg:width="2.064cm" svg:height="0.649cm" svg:x="15.636cm" svg:y="13.651cm">
          <draw:text-box>
            <text:p><text:span text:style-name="T2">retransmit</text:span></text:p>
          </draw:text-box>
        </draw:frame>
        <draw:frame draw:style-name="gr5" draw:text-style-name="P7" draw:layer="layout" svg:width="0.502cm" svg:height="1.195cm" svg:x="6.1cm" svg:y="7.8cm">
          <draw:text-box>
            <text:p/>
          </draw:text-box>
        </draw:frame>
        <draw:frame draw:style-name="gr4" draw:text-style-name="P7" draw:layer="layout" svg:width="0.735cm" svg:height="0.649cm" svg:x="6cm" svg:y="7.7cm">
          <draw:text-box>
            <text:p><text:span text:style-name="T2">Y</text:span></text:p>
          </draw:text-box>
        </draw:frame>
        <draw:frame draw:style-name="gr4" draw:text-style-name="P7" draw:layer="layout" svg:width="2.555cm" svg:height="0.649cm" svg:x="5.545cm" svg:y="9.251cm">
          <draw:text-box>
            <text:p><text:span text:style-name="T2">packetReady</text:span></text:p>
          </draw:text-box>
        </draw:frame>
        <draw:frame draw:style-name="gr4" draw:text-style-name="P7" draw:layer="layout" svg:width="3.237cm" svg:height="0.649cm" svg:x="5.695cm" svg:y="16.462cm">
          <draw:text-box>
            <text:p><text:span text:style-name="T2">txStatusReceived</text:span></text:p>
          </draw:text-box>
        </draw:frame>
        <draw:frame draw:style-name="gr6" draw:text-style-name="P8" draw:layer="layout" svg:width="0.756cm" svg:height="0.649cm" svg:x="16.846cm" svg:y="10.951cm">
          <draw:text-box>
            <text:p><text:span text:style-name="T1">N</text:span></text:p>
          </draw:text-box>
        </draw:frame>
        <draw:frame draw:style-name="gr6" draw:text-style-name="P8" draw:layer="layout" svg:width="0.756cm" svg:height="0.649cm" svg:x="9.432cm" svg:y="14.662cm">
          <draw:text-box>
            <text:p><text:span text:style-name="T1">N</text:span></text:p>
          </draw:text-box>
        </draw:frame>
        <draw:frame draw:style-name="gr6" draw:text-style-name="P8" draw:layer="layout" svg:width="0.756cm" svg:height="0.649cm" svg:x="11.171cm" svg:y="9.551cm">
          <draw:text-box>
            <text:p><text:span text:style-name="T1">N</text:span></text:p>
          </draw:text-box>
        </draw:frame>
        <draw:custom-shape draw:style-name="gr1" draw:text-style-name="P2" xml:id="id8" draw:id="id8" draw:layer="layout" svg:width="2.7cm" svg:height="2.6cm" svg:x="10.587cm" svg:y="16.815cm">
          <text:p text:style-name="P1"><text:span text:style-name="T1">Errored</text:span></text:p>
          <text:p text:style-name="P1"><text:span text:style-name="T1">Fr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5" draw:layer="layout" draw:type="line" svg:x1="10.587cm" svg:y1="18.115cm" svg:x2="5.732cm" svg:y2="18.1cm" draw:start-shape="id8" draw:start-glue-point="5" svg:d="M10587 18115l-4855-15" svg:viewBox="0 0 4856 16">
          <text:p text:style-name="P1"><text:span text:style-name="T2"/></text:p>
          <text:p text:style-name="P1"><text:span text:style-name="T2"/></text:p>
        </draw:connector>
        <draw:frame draw:style-name="gr4" draw:text-style-name="P7" draw:layer="layout" svg:width="2.322cm" svg:height="0.649cm" svg:x="5.71cm" svg:y="18.313cm">
          <draw:text-box>
            <text:p><text:span text:style-name="T2">packetError</text:span></text:p>
          </draw:text-box>
        </draw:frame>
        <draw:connector draw:style-name="gr3" draw:text-style-name="P1" draw:layer="layout" draw:type="line" svg:x1="11.937cm" svg:y1="19.415cm" svg:x2="11.957cm" svg:y2="20.815cm" draw:start-shape="id8" draw:start-glue-point="6" svg:d="M11937 19415l20 1400" svg:viewBox="0 0 21 1401">
          <text:p/>
        </draw:connector>
        <draw:frame draw:style-name="gr6" draw:text-style-name="P8" draw:layer="layout" svg:width="0.756cm" svg:height="0.649cm" svg:x="13.376cm" svg:y="21.513cm">
          <draw:text-box>
            <text:p><text:span text:style-name="T1">N</text:span></text:p>
          </draw:text-box>
        </draw:frame>
        <draw:frame draw:style-name="gr6" draw:text-style-name="P8" draw:layer="layout" svg:width="0.756cm" svg:height="0.649cm" svg:x="11.276cm" svg:y="19.462cm">
          <draw:text-box>
            <text:p><text:span text:style-name="T1">N</text:span></text:p>
          </draw:text-box>
        </draw:frame>
        <draw:frame draw:style-name="gr6" draw:text-style-name="P8" draw:layer="layout" svg:width="0.756cm" svg:height="0.649cm" svg:x="16.846cm" svg:y="10.952cm">
          <draw:text-box>
            <text:p><text:span text:style-name="T1">N</text:span></text:p>
          </draw:text-box>
        </draw:frame>
        <draw:frame draw:style-name="gr6" draw:text-style-name="P8" draw:layer="layout" svg:width="0.735cm" svg:height="0.649cm" svg:x="9.776cm" svg:y="17.562cm">
          <draw:text-box>
            <text:p><text:span text:style-name="T1">Y</text:span></text:p>
          </draw:text-box>
        </draw:frame>
        <draw:frame draw:style-name="gr6" draw:text-style-name="P8" draw:layer="layout" svg:width="0.735cm" svg:height="0.649cm" svg:x="9.732cm" svg:y="21.462cm">
          <draw:text-box>
            <text:p><text:span text:style-name="T1">Y</text:span></text:p>
          </draw:text-box>
        </draw:frame>
        <draw:connector draw:style-name="gr3" draw:text-style-name="P1" draw:layer="layout" draw:type="line" svg:x1="3.685cm" svg:y1="2.615cm" svg:x2="3.686cm" svg:y2="3.698cm" draw:start-shape="id13" draw:start-glue-point="3" draw:end-shape="id1" draw:end-glue-point="4" svg:d="M3685 2615l1 1083" svg:viewBox="0 0 2 1084">
          <text:p/>
        </draw:connector>
        <draw:connector draw:style-name="gr3" draw:text-style-name="P1" xml:id="id13" draw:id="id13" draw:layer="layout" draw:line-skew="0cm -3.801cm" svg:x1="3.65cm" svg:y1="9.5cm" svg:x2="3.685cm" svg:y2="2.615cm" draw:start-shape="id2" draw:start-glue-point="2" svg:d="M3650 9500v501h-2150v-7386h2185" svg:viewBox="0 0 2186 7387">
          <text:p/>
        </draw:connector>
        <draw:frame draw:style-name="gr7" draw:text-style-name="P8" draw:layer="layout" svg:width="0.756cm" svg:height="0.649cm" svg:x="14.9cm" svg:y="9.5cm">
          <draw:text-box>
            <text:p><text:span text:style-name="T1">N</text:span></text:p>
          </draw:text-box>
        </draw:frame>
        <draw:frame draw:style-name="gr6" draw:text-style-name="P8" draw:layer="layout" svg:width="0.756cm" svg:height="0.649cm" svg:x="7.4cm" svg:y="9.851cm">
          <draw:text-box>
            <text:p><text:span text:style-name="T1">N</text:span></text:p>
          </draw:text-box>
        </draw:frame>
        <draw:frame draw:style-name="gr6" draw:text-style-name="P8" draw:layer="layout" svg:width="0.756cm" svg:height="0.649cm" svg:x="5.212cm" svg:y="4.385cm">
          <draw:text-box>
            <text:p><text:span text:style-name="T1">N</text:span></text:p>
          </draw:text-box>
        </draw:frame>
        <draw:frame draw:style-name="gr6" draw:text-style-name="P8" draw:layer="layout" svg:width="0.735cm" svg:height="0.649cm" svg:x="3.068cm" svg:y="6.334cm">
          <draw:text-box>
            <text:p><text:span text:style-name="T1">Y</text:span></text:p>
          </draw:text-box>
        </draw:frame>
        <draw:frame draw:style-name="gr6" draw:text-style-name="P8" draw:layer="layout" svg:width="0.756cm" svg:height="0.649cm" svg:x="11.171cm" svg:y="9.552cm">
          <draw:text-box>
            <text:p><text:span text:style-name="T1">N</text:span></text:p>
          </draw:text-box>
        </draw:frame>
        <draw:frame draw:style-name="gr4" draw:text-style-name="P7" draw:layer="layout" svg:width="2.322cm" svg:height="0.649cm" svg:x="9.31cm" svg:y="15.262cm">
          <draw:text-box>
            <text:p><text:span text:style-name="T2">packetErr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2:59:29.335578930</meta:creation-date>
    <dc:date>2016-04-27T09:28:34.193369541</dc:date>
    <meta:editing-duration>PT3H19M18S</meta:editing-duration>
    <meta:editing-cycles>47</meta:editing-cycles>
    <meta:generator>LibreOffice/4.2.8.2$Linux_X86_64 LibreOffice_project/420m0$Build-2</meta:generator>
    <meta:document-statistic meta:object-count="53"/>
  </office:meta>
</office:document-meta>
</file>